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4.82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anph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03" calcext:value-type="float">
            <text:p>6.603</text:p>
          </table:table-cell>
          <table:table-cell office:value-type="float" office:value="6.284" calcext:value-type="float">
            <text:p>6.284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C2]/[.B2]" office:value-type="float" office:value="0.951688626381948" calcext:value-type="float">
            <text:p>0.951688626381948</text:p>
          </table:table-cell>
          <table:table-cell table:formula="of:=ASIN([.E2]/[.D2])" office:value-type="float" office:value="0.0142862002389931" calcext:value-type="float">
            <text:p>0.014286200238993</text:p>
          </table:table-cell>
          <table:table-cell table:formula="of:=0.1*SQRT(1/((1-[.E2]^2/[.D2]^2)*[.D2]^2+[.E2]^2/((1-[.E2]^2/[.D2]^2)*[.D2]^4)))" office:value-type="float" office:value="0.0142871716273784" calcext:value-type="float">
            <text:p>0.014287171627378</text:p>
          </table:table-cell>
          <table:table-cell table:formula="of:=(0.005/[.B2]+0.005/[.C2])*[.F2]" office:value-type="float" office:value="0.00147788022594423" calcext:value-type="float">
            <text:p>0.001477880225944</text:p>
          </table:table-cell>
          <table:table-cell table:formula="of:=TAN([.G2])" office:value-type="float" office:value="0.0142871722348211" calcext:value-type="float">
            <text:p>0.0142871722348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26" calcext:value-type="float">
            <text:p>6.626</text:p>
          </table:table-cell>
          <table:table-cell office:value-type="float" office:value="6.304" calcext:value-type="float">
            <text:p>6.304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C3]/[.B3]" office:value-type="float" office:value="0.951403561726532" calcext:value-type="float">
            <text:p>0.951403561726532</text:p>
          </table:table-cell>
          <table:table-cell table:formula="of:=ASIN([.E3]/[.D3])" office:value-type="float" office:value="0.0142862002389931" calcext:value-type="float">
            <text:p>0.014286200238993</text:p>
          </table:table-cell>
          <table:table-cell table:formula="of:=0.1*SQRT(1/((1-[.E3]^2/[.D3]^2)*[.D3]^2+[.E3]^2/((1-[.E3]^2/[.D3]^2)*[.D3]^4)))" office:value-type="float" office:value="0.0142871716273784" calcext:value-type="float">
            <text:p>0.014287171627378</text:p>
          </table:table-cell>
          <table:table-cell table:formula="of:=(0.005/[.B3]+0.005/[.C3])*[.F3]" office:value-type="float" office:value="0.00147253513562219" calcext:value-type="float">
            <text:p>0.001472535135622</text:p>
          </table:table-cell>
          <table:table-cell table:formula="of:=TAN([.G3])" office:value-type="float" office:value="0.0142871722348211" calcext:value-type="float">
            <text:p>0.0142871722348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57" calcext:value-type="float">
            <text:p>6.657</text:p>
          </table:table-cell>
          <table:table-cell office:value-type="float" office:value="6.332" calcext:value-type="float">
            <text:p>6.33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formula="of:=[.C4]/[.B4]" office:value-type="float" office:value="0.951179209854289" calcext:value-type="float">
            <text:p>0.951179209854289</text:p>
          </table:table-cell>
          <table:table-cell table:formula="of:=ASIN([.E4]/[.D4])" office:value-type="float" office:value="0.0285753172692927" calcext:value-type="float">
            <text:p>0.028575317269293</text:p>
          </table:table-cell>
          <table:table-cell table:formula="of:=0.1*SQRT(1/((1-[.E4]^2/[.D4]^2)*[.D4]^2+[.E4]^2/((1-[.E4]^2/[.D4]^2)*[.D4]^4)))" office:value-type="float" office:value="0.0142915463283817" calcext:value-type="float">
            <text:p>0.014291546328382</text:p>
          </table:table-cell>
          <table:table-cell table:formula="of:=(0.005/[.B4]+0.005/[.C4])*[.F4]" office:value-type="float" office:value="0.00146550939601494" calcext:value-type="float">
            <text:p>0.001465509396015</text:p>
          </table:table-cell>
          <table:table-cell table:formula="of:=TAN([.G4])" office:value-type="float" office:value="0.0285830975237515" calcext:value-type="float">
            <text:p>0.0285830975237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2" calcext:value-type="float">
            <text:p>6.642</text:p>
          </table:table-cell>
          <table:table-cell office:value-type="float" office:value="6.311" calcext:value-type="float">
            <text:p>6.311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formula="of:=[.C5]/[.B5]" office:value-type="float" office:value="0.950165612767239" calcext:value-type="float">
            <text:p>0.950165612767239</text:p>
          </table:table-cell>
          <table:table-cell table:formula="of:=ASIN([.E5]/[.D5])" office:value-type="float" office:value="0.0428702732462368" calcext:value-type="float">
            <text:p>0.042870273246237</text:p>
          </table:table-cell>
          <table:table-cell table:formula="of:=0.1*SQRT(1/((1-[.E5]^2/[.D5]^2)*[.D5]^2+[.E5]^2/((1-[.E5]^2/[.D5]^2)*[.D5]^4)))" office:value-type="float" office:value="0.0142988464304118" calcext:value-type="float">
            <text:p>0.014298846430412</text:p>
          </table:table-cell>
          <table:table-cell table:formula="of:=(0.005/[.B5]+0.005/[.C5])*[.F5]" office:value-type="float" office:value="0.00146805601683773" calcext:value-type="float">
            <text:p>0.001468056016838</text:p>
          </table:table-cell>
          <table:table-cell table:formula="of:=TAN([.G5])" office:value-type="float" office:value="0.0428965557593274" calcext:value-type="float">
            <text:p>0.0428965557593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24" calcext:value-type="float">
            <text:p>6.624</text:p>
          </table:table-cell>
          <table:table-cell office:value-type="float" office:value="6.279" calcext:value-type="float">
            <text:p>6.27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formula="of:=[.C6]/[.B6]" office:value-type="float" office:value="0.947916666666667" calcext:value-type="float">
            <text:p>0.947916666666667</text:p>
          </table:table-cell>
          <table:table-cell table:formula="of:=ASIN([.E6]/[.D6])" office:value-type="float" office:value="0.057174001080663" calcext:value-type="float">
            <text:p>0.057174001080663</text:p>
          </table:table-cell>
          <table:table-cell table:formula="of:=0.1*SQRT(1/((1-[.E6]^2/[.D6]^2)*[.D6]^2+[.E6]^2/((1-[.E6]^2/[.D6]^2)*[.D6]^4)))" office:value-type="float" office:value="0.0143090853819338" calcext:value-type="float">
            <text:p>0.014309085381934</text:p>
          </table:table-cell>
          <table:table-cell table:formula="of:=(0.005/[.B6]+0.005/[.C6])*[.F6]" office:value-type="float" office:value="0.00147034772544283" calcext:value-type="float">
            <text:p>0.001470347725443</text:p>
          </table:table-cell>
          <table:table-cell table:formula="of:=TAN([.G6])" office:value-type="float" office:value="0.0572363807032142" calcext:value-type="float">
            <text:p>0.0572363807032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75" calcext:value-type="float">
            <text:p>6.575</text:p>
          </table:table-cell>
          <table:table-cell office:value-type="float" office:value="6.175" calcext:value-type="float">
            <text:p>6.17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formula="of:=[.C7]/[.B7]" office:value-type="float" office:value="0.939163498098859" calcext:value-type="float">
            <text:p>0.939163498098859</text:p>
          </table:table-cell>
          <table:table-cell table:formula="of:=ASIN([.E7]/[.D7])" office:value-type="float" office:value="0.10016742116156" calcext:value-type="float">
            <text:p>0.10016742116156</text:p>
          </table:table-cell>
          <table:table-cell table:formula="of:=0.1*SQRT(1/((1-[.E7]^2/[.D7]^2)*[.D7]^2+[.E7]^2/((1-[.E7]^2/[.D7]^2)*[.D7]^4)))" office:value-type="float" office:value="0.0143576525687686" calcext:value-type="float">
            <text:p>0.014357652568769</text:p>
          </table:table-cell>
          <table:table-cell table:formula="of:=(0.005/[.B7]+0.005/[.C7])*[.F7]" office:value-type="float" office:value="0.00147464904798392" calcext:value-type="float">
            <text:p>0.001474649047984</text:p>
          </table:table-cell>
          <table:table-cell table:formula="of:=TAN([.G7])" office:value-type="float" office:value="0.100503781525921" calcext:value-type="float">
            <text:p>0.1005037815259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564" calcext:value-type="float">
            <text:p>6.564</text:p>
          </table:table-cell>
          <table:table-cell office:value-type="float" office:value="6.123" calcext:value-type="float">
            <text:p>6.123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formula="of:=[.C8]/[.B8]" office:value-type="float" office:value="0.932815356489945" calcext:value-type="float">
            <text:p>0.932815356489945</text:p>
          </table:table-cell>
          <table:table-cell table:formula="of:=ASIN([.E8]/[.D8])" office:value-type="float" office:value="0.128928317217763" calcext:value-type="float">
            <text:p>0.128928317217763</text:p>
          </table:table-cell>
          <table:table-cell table:formula="of:=0.1*SQRT(1/((1-[.E8]^2/[.D8]^2)*[.D8]^2+[.E8]^2/((1-[.E8]^2/[.D8]^2)*[.D8]^4)))" office:value-type="float" office:value="0.0144052231783649" calcext:value-type="float">
            <text:p>0.014405223178365</text:p>
          </table:table-cell>
          <table:table-cell table:formula="of:=(0.005/[.B8]+0.005/[.C8])*[.F8]" office:value-type="float" office:value="0.00147228470177479" calcext:value-type="float">
            <text:p>0.001472284701775</text:p>
          </table:table-cell>
          <table:table-cell table:formula="of:=TAN([.G8])" office:value-type="float" office:value="0.129647470036337" calcext:value-type="float">
            <text:p>0.1296474700363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07" calcext:value-type="float">
            <text:p>6.707</text:p>
          </table:table-cell>
          <table:table-cell office:value-type="float" office:value="5.96" calcext:value-type="float">
            <text:p>5.96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formula="of:=[.C9]/[.B9]" office:value-type="float" office:value="0.888623825853586" calcext:value-type="float">
            <text:p>0.888623825853586</text:p>
          </table:table-cell>
          <table:table-cell table:formula="of:=ASIN([.E9]/[.D9])" office:value-type="float" office:value="0.201357920790331" calcext:value-type="float">
            <text:p>0.201357920790331</text:p>
          </table:table-cell>
          <table:table-cell table:formula="of:=0.1*SQRT(1/((1-[.E9]^2/[.D9]^2)*[.D9]^2+[.E9]^2/((1-[.E9]^2/[.D9]^2)*[.D9]^4)))" office:value-type="float" office:value="0.0145801643060768" calcext:value-type="float">
            <text:p>0.014580164306077</text:p>
          </table:table-cell>
          <table:table-cell table:formula="of:=(0.005/[.B9]+0.005/[.C9])*[.F9]" office:value-type="float" office:value="0.00140794977326195" calcext:value-type="float">
            <text:p>0.001407949773262</text:p>
          </table:table-cell>
          <table:table-cell table:formula="of:=TAN([.G9])" office:value-type="float" office:value="0.204124145231931" calcext:value-type="float">
            <text:p>0.2041241452319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.718" calcext:value-type="float">
            <text:p>6.718</text:p>
          </table:table-cell>
          <table:table-cell office:value-type="float" office:value="4.917" calcext:value-type="float">
            <text:p>4.91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formula="of:=[.C10]/[.B10]" office:value-type="float" office:value="0.731914260196487" calcext:value-type="float">
            <text:p>0.731914260196487</text:p>
          </table:table-cell>
          <table:table-cell table:formula="of:=ASIN([.E10]/[.D10])" office:value-type="float" office:value="0.319704148662747" calcext:value-type="float">
            <text:p>0.319704148662747</text:p>
          </table:table-cell>
          <table:table-cell table:formula="of:=0.1*SQRT(1/((1-[.E10]^2/[.D10]^2)*[.D10]^2+[.E10]^2/((1-[.E10]^2/[.D10]^2)*[.D10]^4)))" office:value-type="float" office:value="0.0150478505434629" calcext:value-type="float">
            <text:p>0.015047850543463</text:p>
          </table:table-cell>
          <table:table-cell table:formula="of:=(0.005/[.B10]+0.005/[.C10])*[.F10]" office:value-type="float" office:value="0.00128901031571635" calcext:value-type="float">
            <text:p>0.001289010315716</text:p>
          </table:table-cell>
          <table:table-cell table:formula="of:=TAN([.G10])" office:value-type="float" office:value="0.331061095985865" calcext:value-type="float">
            <text:p>0.3310610959858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.729" calcext:value-type="float">
            <text:p>6.729</text:p>
          </table:table-cell>
          <table:table-cell office:value-type="float" office:value="4.2718" calcext:value-type="float">
            <text:p>4.2718</text:p>
          </table:table-cell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table:formula="of:=[.C11]/[.B11]" office:value-type="float" office:value="0.634834299301531" calcext:value-type="float">
            <text:p>0.634834299301531</text:p>
          </table:table-cell>
          <table:table-cell table:formula="of:=ASIN([.E11]/[.D11])" office:value-type="float" office:value="0.342363421915331" calcext:value-type="float">
            <text:p>0.342363421915331</text:p>
          </table:table-cell>
          <table:table-cell table:formula="of:=0.1*SQRT(1/((1-[.E11]^2/[.D11]^2)*[.D11]^2+[.E11]^2/((1-[.E11]^2/[.D11]^2)*[.D11]^4)))" office:value-type="float" office:value="0.0151654314960856" calcext:value-type="float">
            <text:p>0.015165431496086</text:p>
          </table:table-cell>
          <table:table-cell table:formula="of:=(0.005/[.B11]+0.005/[.C11])*[.F11]" office:value-type="float" office:value="0.00121476764697691" calcext:value-type="float">
            <text:p>0.001214767646977</text:p>
          </table:table-cell>
          <table:table-cell table:formula="of:=TAN([.G11])" office:value-type="float" office:value="0.35639826436888" calcext:value-type="float">
            <text:p>0.356398264368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736" calcext:value-type="float">
            <text:p>6.736</text:p>
          </table:table-cell>
          <table:table-cell office:value-type="float" office:value="4.0864" calcext:value-type="float">
            <text:p>4.0864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formula="of:=[.C12]/[.B12]" office:value-type="float" office:value="0.606650831353919" calcext:value-type="float">
            <text:p>0.606650831353919</text:p>
          </table:table-cell>
          <table:table-cell table:formula="of:=ASIN([.E12]/[.D12])" office:value-type="float" office:value="0.319704148662747" calcext:value-type="float">
            <text:p>0.319704148662747</text:p>
          </table:table-cell>
          <table:table-cell table:formula="of:=0.1*SQRT(1/((1-[.E12]^2/[.D12]^2)*[.D12]^2+[.E12]^2/((1-[.E12]^2/[.D12]^2)*[.D12]^4)))" office:value-type="float" office:value="0.0150478505434629" calcext:value-type="float">
            <text:p>0.015047850543463</text:p>
          </table:table-cell>
          <table:table-cell table:formula="of:=(0.005/[.B12]+0.005/[.C12])*[.F12]" office:value-type="float" office:value="0.00119258523705012" calcext:value-type="float">
            <text:p>0.00119258523705</text:p>
          </table:table-cell>
          <table:table-cell table:formula="of:=TAN([.G12])" office:value-type="float" office:value="0.331061095985865" calcext:value-type="float">
            <text:p>0.3310610959858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.816" calcext:value-type="float">
            <text:p>6.816</text:p>
          </table:table-cell>
          <table:table-cell office:value-type="float" office:value="3.5975" calcext:value-type="float">
            <text:p>3.59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13]/[.B13]" office:value-type="float" office:value="0.527802230046948" calcext:value-type="float">
            <text:p>0.527802230046948</text:p>
          </table:table-cell>
          <table:table-cell table:formula="of:=ASIN([.E13]/[.D13])" office:value-type="float" office:value="0.289751701436047" calcext:value-type="float">
            <text:p>0.289751701436047</text:p>
          </table:table-cell>
          <table:table-cell table:formula="of:=0.1*SQRT(1/((1-[.E13]^2/[.D13]^2)*[.D13]^2+[.E13]^2/((1-[.E13]^2/[.D13]^2)*[.D13]^4)))" office:value-type="float" office:value="0.0149068193880352" calcext:value-type="float">
            <text:p>0.014906819388035</text:p>
          </table:table-cell>
          <table:table-cell table:formula="of:=(0.005/[.B13]+0.005/[.C13])*[.F13]" office:value-type="float" office:value="0.00112074694105557" calcext:value-type="float">
            <text:p>0.001120746941056</text:p>
          </table:table-cell>
          <table:table-cell table:formula="of:=TAN([.G13])" office:value-type="float" office:value="0.298142396999972" calcext:value-type="float">
            <text:p>0.29814239699997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782" calcext:value-type="float">
            <text:p>6.782</text:p>
          </table:table-cell>
          <table:table-cell office:value-type="float" office:value="3.235" calcext:value-type="float">
            <text:p>3.235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formula="of:=[.C14]/[.B14]" office:value-type="float" office:value="0.476997935712179" calcext:value-type="float">
            <text:p>0.476997935712179</text:p>
          </table:table-cell>
          <table:table-cell table:formula="of:=ASIN([.E14]/[.D14])" office:value-type="float" office:value="0.304692654015397" calcext:value-type="float">
            <text:p>0.304692654015397</text:p>
          </table:table-cell>
          <table:table-cell table:formula="of:=0.1*SQRT(1/((1-[.E14]^2/[.D14]^2)*[.D14]^2+[.E14]^2/((1-[.E14]^2/[.D14]^2)*[.D14]^4)))" office:value-type="float" office:value="0.0149751587420778" calcext:value-type="float">
            <text:p>0.014975158742078</text:p>
          </table:table-cell>
          <table:table-cell table:formula="of:=(0.005/[.B14]+0.005/[.C14])*[.F14]" office:value-type="float" office:value="0.00108891030353301" calcext:value-type="float">
            <text:p>0.001088910303533</text:p>
          </table:table-cell>
          <table:table-cell table:formula="of:=TAN([.G14])" office:value-type="float" office:value="0.314485451016575" calcext:value-type="float">
            <text:p>0.3144854510165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.677" calcext:value-type="float">
            <text:p>6.677</text:p>
          </table:table-cell>
          <table:table-cell office:value-type="float" office:value="2.67" calcext:value-type="float">
            <text:p>2.67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table:formula="of:=[.C15]/[.B15]" office:value-type="float" office:value="0.399880185712146" calcext:value-type="float">
            <text:p>0.399880185712146</text:p>
          </table:table-cell>
          <table:table-cell table:formula="of:=ASIN([.E15]/[.D15])" office:value-type="float" office:value="0.349956711243062" calcext:value-type="float">
            <text:p>0.349956711243062</text:p>
          </table:table-cell>
          <table:table-cell table:formula="of:=0.1*SQRT(1/((1-[.E15]^2/[.D15]^2)*[.D15]^2+[.E15]^2/((1-[.E15]^2/[.D15]^2)*[.D15]^4)))" office:value-type="float" office:value="0.015206998579587" calcext:value-type="float">
            <text:p>0.015206998579587</text:p>
          </table:table-cell>
          <table:table-cell table:formula="of:=(0.005/[.B15]+0.005/[.C15])*[.F15]" office:value-type="float" office:value="0.00104828529707365" calcext:value-type="float">
            <text:p>0.001048285297074</text:p>
          </table:table-cell>
          <table:table-cell table:formula="of:=TAN([.G15])" office:value-type="float" office:value="0.364979438803484" calcext:value-type="float">
            <text:p>0.36497943880348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6.412" calcext:value-type="float">
            <text:p>6.412</text:p>
          </table:table-cell>
          <table:table-cell office:value-type="float" office:value="2.0508" calcext:value-type="float">
            <text:p>2.0508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formula="of:=[.C16]/[.B16]" office:value-type="float" office:value="0.31983780411728" calcext:value-type="float">
            <text:p>0.31983780411728</text:p>
          </table:table-cell>
          <table:table-cell table:formula="of:=ASIN([.E16]/[.D16])" office:value-type="float" office:value="0.304692654015397" calcext:value-type="float">
            <text:p>0.304692654015397</text:p>
          </table:table-cell>
          <table:table-cell table:formula="of:=0.1*SQRT(1/((1-[.E16]^2/[.D16]^2)*[.D16]^2+[.E16]^2/((1-[.E16]^2/[.D16]^2)*[.D16]^4)))" office:value-type="float" office:value="0.0149751587420778" calcext:value-type="float">
            <text:p>0.014975158742078</text:p>
          </table:table-cell>
          <table:table-cell table:formula="of:=(0.005/[.B16]+0.005/[.C16])*[.F16]" office:value-type="float" office:value="0.00102919354656681" calcext:value-type="float">
            <text:p>0.001029193546567</text:p>
          </table:table-cell>
          <table:table-cell table:formula="of:=TAN([.G16])" office:value-type="float" office:value="0.314485451016575" calcext:value-type="float">
            <text:p>0.31448545101657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.09" calcext:value-type="float">
            <text:p>4.09</text:p>
          </table:table-cell>
          <table:table-cell office:value-type="float" office:value="1.109" calcext:value-type="float">
            <text:p>1.10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formula="of:=[.C17]/[.B17]" office:value-type="float" office:value="0.271149144254279" calcext:value-type="float">
            <text:p>0.271149144254279</text:p>
          </table:table-cell>
          <table:table-cell table:formula="of:=ASIN([.E17]/[.D17])" office:value-type="float" office:value="0.128928317217763" calcext:value-type="float">
            <text:p>0.128928317217763</text:p>
          </table:table-cell>
          <table:table-cell table:formula="of:=0.1*SQRT(1/((1-[.E17]^2/[.D17]^2)*[.D17]^2+[.E17]^2/((1-[.E17]^2/[.D17]^2)*[.D17]^4)))" office:value-type="float" office:value="0.0144052231783649" calcext:value-type="float">
            <text:p>0.014405223178365</text:p>
          </table:table-cell>
          <table:table-cell table:formula="of:=(0.005/[.B17]+0.005/[.C17])*[.F17]" office:value-type="float" office:value="0.00155397205899056" calcext:value-type="float">
            <text:p>0.001553972058991</text:p>
          </table:table-cell>
          <table:table-cell table:formula="of:=TAN([.G17])" office:value-type="float" office:value="0.129647470036337" calcext:value-type="float">
            <text:p>0.12964747003633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57" calcext:value-type="float">
            <text:p>1.57</text:p>
          </table:table-cell>
          <table:table-cell office:value-type="float" office:value="0.249" calcext:value-type="float">
            <text:p>0.249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table:formula="of:=[.C18]/[.B18]" office:value-type="float" office:value="0.15859872611465" calcext:value-type="float">
            <text:p>0.15859872611465</text:p>
          </table:table-cell>
          <table:table-cell table:formula="of:=ASIN([.E18]/[.D18])" office:value-type="float" office:value="0.395981891575289" calcext:value-type="float">
            <text:p>0.395981891575289</text:p>
          </table:table-cell>
          <table:table-cell table:formula="of:=0.1*SQRT(1/((1-[.E18]^2/[.D18]^2)*[.D18]^2+[.E18]^2/((1-[.E18]^2/[.D18]^2)*[.D18]^4)))" office:value-type="float" office:value="0.015483221834486" calcext:value-type="float">
            <text:p>0.015483221834486</text:p>
          </table:table-cell>
          <table:table-cell table:formula="of:=(0.005/[.B18]+0.005/[.C18])*[.F18]" office:value-type="float" office:value="0.00368980486023774" calcext:value-type="float">
            <text:p>0.003689804860238</text:p>
          </table:table-cell>
          <table:table-cell table:formula="of:=TAN([.G18])" office:value-type="float" office:value="0.418064864154038" calcext:value-type="float">
            <text:p>0.418064864154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8:13:28.374094333</dc:date>
    <meta:editing-duration>PT55S</meta:editing-duration>
    <meta:editing-cycles>1</meta:editing-cycles>
    <meta:generator>LibreOffice/5.3.6.1$Linux_X86_64 LibreOffice_project/30m0$Build-1</meta:generator>
    <meta:document-statistic meta:table-count="1" meta:cell-count="180" meta:object-count="0"/>
  </office:meta>
</office:document-meta>
</file>